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Caslon Pro Bold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Gothic Std B" fo:font-size="35pt" style:text-underline-style="solid" style:text-underline-width="auto" style:text-underline-color="font-color" fo:font-weight="normal" style:font-size-asian="35pt" style:font-weight-asian="normal" style:font-size-complex="3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dobe Gothic Std B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dobe Gothic Std B" fo:font-size="20pt" style:text-underline-style="none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dobe Gothic Std B" fo:font-size="15pt" style:text-underline-style="none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KILLS</text:p>
      <text:p text:style-name="P2"/>
      <text:p text:style-name="P3">Strength</text:p>
      <text:p text:style-name="P5">Meathead : +1d to all Strength checks. <text:s/>-1 to total from all Mind checks.</text:p>
      <text:p text:style-name="P5">-1 to total from all Speed checks.</text:p>
      <text:p text:style-name="P5"/>
      <text:p text:style-name="P5">Tough as nails : +3 damage resistance</text:p>
      <text:p text:style-name="P5"/>
      <text:p text:style-name="P5">Physically fit : +1 to all Strength checks</text:p>
      <text:p text:style-name="P4"/>
      <text:p text:style-name="P3">Speed</text:p>
      <text:p text:style-name="P5">Speed demon : +1d to all Speed checks. -2 to total from all Mind checks</text:p>
      <text:p text:style-name="P5"/>
      <text:p text:style-name="P5">Quickdraw : Bypass all speed checks for ranged weapons</text:p>
      <text:p text:style-name="P5"/>
      <text:p text:style-name="P5">Sprinter : +1 to all Speed checks</text:p>
      <text:p text:style-name="P5"/>
      <text:p text:style-name="P5"/>
      <text:p text:style-name="P3"/>
      <text:p text:style-name="P3"/>
      <text:p text:style-name="P3"><text:soft-page-break/></text:p>
      <text:p text:style-name="P3">Mind</text:p>
      <text:p text:style-name="P5">Brainiac: +1d to all Mind checks. <text:s/>-2 to total from all Strength checks.</text:p>
      <text:p text:style-name="P5"/>
      <text:p text:style-name="P5">Calculated : Bypass all accuracy checks for ranged weapons.</text:p>
      <text:p text:style-name="P5"/>
      <text:p text:style-name="P5">Thinker : +1 to all Mind checks</text:p>
      <text:p text:style-name="P3"/>
      <text:p text:style-name="P3"/>
      <text:p text:style-name="P3">Charm</text:p>
      <text:p text:style-name="P5">Smooth talker : +1d to all Charm checks.</text:p>
      <text:p text:style-name="P5"/>
      <text:p text:style-name="P5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on Blackburn</meta:initial-creator>
    <meta:creation-date>2018-09-21T12:44:00.12</meta:creation-date>
    <dc:date>2018-09-21T13:32:13.63</dc:date>
    <dc:creator>Devon Blackburn</dc:creator>
    <meta:editing-duration>PT18M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16" meta:word-count="109" meta:character-count="574"/>
  </office:meta>
</office:document-meta>
</file>